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19.6mm"/>
    </style:style>
    <style:style style:name="ro1" style:family="table-row">
      <style:table-row-properties style:row-height="10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81.72mm" svg:y="47.98mm">
            <loext:p draw:notify-on-update-of-ranges="Sheet1.A2:Sheet1.A25 Sheet1.B2:Sheet1.B25 Sheet1.C2:Sheet1.C25 Sheet1.D2:Sheet1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number-columns-repeated="10" table:default-cell-style-name="Default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moyenne normal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moyenne max</text:p>
          </table:table-cell>
          <table:table-cell table:style-name="ce1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table:number-columns-repeated="1010"/>
          <table:table-cell table:style-name="ce5"/>
        </table:table-row>
        <table:table-row table:style-name="ro2">
          <table:table-cell office:value-type="string" calcext:value-type="string">
            <text:p>0h</text:p>
          </table:table-cell>
          <table:table-cell table:formula="of:=([.E2]+[.F2]+[.G2])/3" office:value-type="float" office:value="97.1533333333333" calcext:value-type="float">
            <text:p>97.15</text:p>
          </table:table-cell>
          <table:table-cell table:formula="of:=([.H2]+[.I2]+[.J2])/3" office:value-type="float" office:value="97.7666666666667" calcext:value-type="float">
            <text:p>97.77</text:p>
          </table:table-cell>
          <table:table-cell table:formula="of:=([.K2]+[.L2]+[.M2])/3" office:value-type="float" office:value="102.14" calcext:value-type="float">
            <text:p>102.14</text:p>
          </table:table-cell>
          <table:table-cell office:value-type="float" office:value="98.43" calcext:value-type="float">
            <text:p>98.43</text:p>
          </table:table-cell>
          <table:table-cell office:value-type="float" office:value="99.27" calcext:value-type="float">
            <text:p>99.27</text:p>
          </table:table-cell>
          <table:table-cell office:value-type="float" office:value="93.76" calcext:value-type="float">
            <text:p>93.76</text:p>
          </table:table-cell>
          <table:table-cell office:value-type="float" office:value="93.48" calcext:value-type="float">
            <text:p>93.48</text:p>
          </table:table-cell>
          <table:table-cell office:value-type="float" office:value="94.78" calcext:value-type="float">
            <text:p>94.7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" calcext:value-type="float">
            <text:p>105.22</text:p>
          </table:table-cell>
          <table:table-cell office:value-type="float" office:value="98.37" calcext:value-type="float">
            <text:p>98.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h</text:p>
          </table:table-cell>
          <table:table-cell table:formula="of:=([.E3]+[.F3]+[.G3])/3" office:value-type="float" office:value="98.3233333333333" calcext:value-type="float">
            <text:p>98.32</text:p>
          </table:table-cell>
          <table:table-cell table:formula="of:=([.H3]+[.I3]+[.J3])/3" office:value-type="float" office:value="97.1566666666667" calcext:value-type="float">
            <text:p>97.16</text:p>
          </table:table-cell>
          <table:table-cell table:formula="of:=([.K3]+[.L3]+[.M3])/3" office:value-type="float" office:value="99.9666666666667" calcext:value-type="float">
            <text:p>99.97</text:p>
          </table:table-cell>
          <table:table-cell office:value-type="float" office:value="102.21" calcext:value-type="float">
            <text:p>102.21</text:p>
          </table:table-cell>
          <table:table-cell office:value-type="float" office:value="92.06" calcext:value-type="float">
            <text:p>92.06</text:p>
          </table:table-cell>
          <table:table-cell office:value-type="float" office:value="100.7" calcext:value-type="float">
            <text:p>100.7</text:p>
          </table:table-cell>
          <table:table-cell office:value-type="float" office:value="95.77" calcext:value-type="float">
            <text:p>95.77</text:p>
          </table:table-cell>
          <table:table-cell office:value-type="float" office:value="100.96" calcext:value-type="float">
            <text:p>100.96</text:p>
          </table:table-cell>
          <table:table-cell office:value-type="float" office:value="94.74" calcext:value-type="float">
            <text:p>94.7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99.99" calcext:value-type="float">
            <text:p>99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h</text:p>
          </table:table-cell>
          <table:table-cell table:formula="of:=([.E4]+[.F4]+[.G4])/3" office:value-type="float" office:value="95.0366666666667" calcext:value-type="float">
            <text:p>95.04</text:p>
          </table:table-cell>
          <table:table-cell table:formula="of:=([.H4]+[.I4]+[.J4])/3" office:value-type="float" office:value="102.166666666667" calcext:value-type="float">
            <text:p>102.17</text:p>
          </table:table-cell>
          <table:table-cell table:formula="of:=([.K4]+[.L4]+[.M4])/3" office:value-type="float" office:value="99.6766666666667" calcext:value-type="float">
            <text:p>99.68</text:p>
          </table:table-cell>
          <table:table-cell office:value-type="float" office:value="93.76" calcext:value-type="float">
            <text:p>93.76</text:p>
          </table:table-cell>
          <table:table-cell office:value-type="float" office:value="85.6" calcext:value-type="float">
            <text:p>85.6</text:p>
          </table:table-cell>
          <table:table-cell office:value-type="float" office:value="105.75" calcext:value-type="float">
            <text:p>105.75</text:p>
          </table:table-cell>
          <table:table-cell office:value-type="float" office:value="98.7" calcext:value-type="float">
            <text:p>98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94.72" calcext:value-type="float">
            <text:p>94.7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6.8" calcext:value-type="float">
            <text:p>96.8</text:p>
          </table:table-cell>
          <table:table-cell office:value-type="float" office:value="101.77" calcext:value-type="float">
            <text:p>101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h</text:p>
          </table:table-cell>
          <table:table-cell table:formula="of:=([.E5]+[.F5]+[.G5])/3" office:value-type="float" office:value="99.96" calcext:value-type="float">
            <text:p>99.96</text:p>
          </table:table-cell>
          <table:table-cell table:formula="of:=([.H5]+[.I5]+[.J5])/3" office:value-type="float" office:value="103.97" calcext:value-type="float">
            <text:p>103.97</text:p>
          </table:table-cell>
          <table:table-cell table:formula="of:=([.K5]+[.L5]+[.M5])/3" office:value-type="float" office:value="105.363333333333" calcext:value-type="float">
            <text:p>105.36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62" calcext:value-type="float">
            <text:p>100.6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33" calcext:value-type="float">
            <text:p>99.33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7.57" calcext:value-type="float">
            <text:p>107.5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4h</text:p>
          </table:table-cell>
          <table:table-cell table:formula="of:=([.E6]+[.F6]+[.G6])/3" office:value-type="float" office:value="118.413333333333" calcext:value-type="float">
            <text:p>118.41</text:p>
          </table:table-cell>
          <table:table-cell table:formula="of:=([.H6]+[.I6]+[.J6])/3" office:value-type="float" office:value="118.03" calcext:value-type="float">
            <text:p>118.03</text:p>
          </table:table-cell>
          <table:table-cell table:formula="of:=([.K6]+[.L6]+[.M6])/3" office:value-type="float" office:value="120.356666666667" calcext:value-type="float">
            <text:p>120.3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6.56" calcext:value-type="float">
            <text:p>116.56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8.18" calcext:value-type="float">
            <text:p>118.18</text:p>
          </table:table-cell>
          <table:table-cell office:value-type="float" office:value="120.39" calcext:value-type="float">
            <text:p>120.3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7.11" calcext:value-type="float">
            <text:p>117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h</text:p>
          </table:table-cell>
          <table:table-cell table:formula="of:=([.E7]+[.F7]+[.G7])/3" office:value-type="float" office:value="130.846666666667" calcext:value-type="float">
            <text:p>130.85</text:p>
          </table:table-cell>
          <table:table-cell table:formula="of:=([.H7]+[.I7]+[.J7])/3" office:value-type="float" office:value="128.346666666667" calcext:value-type="float">
            <text:p>128.35</text:p>
          </table:table-cell>
          <table:table-cell table:formula="of:=([.K7]+[.L7]+[.M7])/3" office:value-type="float" office:value="126.726666666667" calcext:value-type="float">
            <text:p>126.73</text:p>
          </table:table-cell>
          <table:table-cell office:value-type="float" office:value="131.14" calcext:value-type="float">
            <text:p>131.14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5.24" calcext:value-type="float">
            <text:p>12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h</text:p>
          </table:table-cell>
          <table:table-cell table:formula="of:=([.E8]+[.F8]+[.G8])/3" office:value-type="float" office:value="127.3" calcext:value-type="float">
            <text:p>127.30</text:p>
          </table:table-cell>
          <table:table-cell table:formula="of:=([.H8]+[.I8]+[.J8])/3" office:value-type="float" office:value="128.176666666667" calcext:value-type="float">
            <text:p>128.18</text:p>
          </table:table-cell>
          <table:table-cell table:formula="of:=([.K8]+[.L8]+[.M8])/3" office:value-type="float" office:value="127.166666666667" calcext:value-type="float">
            <text:p>127.17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6.85" calcext:value-type="float">
            <text:p>126.8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6.91" calcext:value-type="float">
            <text:p>126.9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7h</text:p>
          </table:table-cell>
          <table:table-cell table:formula="of:=([.E9]+[.F9]+[.G9])/3" office:value-type="float" office:value="218.85" calcext:value-type="float">
            <text:p>218.85</text:p>
          </table:table-cell>
          <table:table-cell table:formula="of:=([.H9]+[.I9]+[.J9])/3" office:value-type="float" office:value="199.973333333333" calcext:value-type="float">
            <text:p>199.97</text:p>
          </table:table-cell>
          <table:table-cell table:formula="of:=([.K9]+[.L9]+[.M9])/3" office:value-type="float" office:value="209.313333333333" calcext:value-type="float">
            <text:p>209.31</text:p>
          </table:table-cell>
          <table:table-cell office:value-type="float" office:value="220.03" calcext:value-type="float">
            <text:p>220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12.75" calcext:value-type="float">
            <text:p>212.7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06.72" calcext:value-type="float">
            <text:p>206.72</text:p>
          </table:table-cell>
          <table:table-cell office:value-type="float" office:value="205.3" calcext:value-type="float">
            <text:p>205.3</text:p>
          </table:table-cell>
          <table:table-cell office:value-type="float" office:value="223.65" calcext:value-type="float">
            <text:p>223.65</text:p>
          </table:table-cell>
          <table:table-cell office:value-type="float" office:value="198.99" calcext:value-type="float">
            <text:p>198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h</text:p>
          </table:table-cell>
          <table:table-cell table:formula="of:=([.E10]+[.F10]+[.G10])/3" office:value-type="float" office:value="369.823333333333" calcext:value-type="float">
            <text:p>369.82</text:p>
          </table:table-cell>
          <table:table-cell table:formula="of:=([.H10]+[.I10]+[.J10])/3" office:value-type="float" office:value="308.06" calcext:value-type="float">
            <text:p>308.06</text:p>
          </table:table-cell>
          <table:table-cell table:formula="of:=([.K10]+[.L10]+[.M10])/3" office:value-type="float" office:value="310.256666666667" calcext:value-type="float">
            <text:p>310.26</text:p>
          </table:table-cell>
          <table:table-cell office:value-type="float" office:value="355.12" calcext:value-type="float">
            <text:p>355.12</text:p>
          </table:table-cell>
          <table:table-cell office:value-type="float" office:value="400.99" calcext:value-type="float">
            <text:p>400.99</text:p>
          </table:table-cell>
          <table:table-cell office:value-type="float" office:value="353.36" calcext:value-type="float">
            <text:p>353.36</text:p>
          </table:table-cell>
          <table:table-cell office:value-type="float" office:value="332.87" calcext:value-type="float">
            <text:p>332.87</text:p>
          </table:table-cell>
          <table:table-cell office:value-type="float" office:value="277.17" calcext:value-type="float">
            <text:p>277.17</text:p>
          </table:table-cell>
          <table:table-cell office:value-type="float" office:value="314.14" calcext:value-type="float">
            <text:p>314.14</text:p>
          </table:table-cell>
          <table:table-cell office:value-type="float" office:value="294.03" calcext:value-type="float">
            <text:p>294.03</text:p>
          </table:table-cell>
          <table:table-cell office:value-type="float" office:value="331.59" calcext:value-type="float">
            <text:p>331.59</text:p>
          </table:table-cell>
          <table:table-cell office:value-type="float" office:value="305.15" calcext:value-type="float">
            <text:p>305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9h</text:p>
          </table:table-cell>
          <table:table-cell table:formula="of:=([.E11]+[.F11]+[.G11])/3" office:value-type="float" office:value="348.52" calcext:value-type="float">
            <text:p>348.52</text:p>
          </table:table-cell>
          <table:table-cell table:formula="of:=([.H11]+[.I11]+[.J11])/3" office:value-type="float" office:value="277.21" calcext:value-type="float">
            <text:p>277.21</text:p>
          </table:table-cell>
          <table:table-cell table:formula="of:=([.K11]+[.L11]+[.M11])/3" office:value-type="float" office:value="771.246666666667" calcext:value-type="float">
            <text:p>771.25</text:p>
          </table:table-cell>
          <table:table-cell office:value-type="float" office:value="382.78" calcext:value-type="float">
            <text:p>382.78</text:p>
          </table:table-cell>
          <table:table-cell office:value-type="float" office:value="366.12" calcext:value-type="float">
            <text:p>366.12</text:p>
          </table:table-cell>
          <table:table-cell office:value-type="float" office:value="296.66" calcext:value-type="float">
            <text:p>296.66</text:p>
          </table:table-cell>
          <table:table-cell office:value-type="float" office:value="325.04" calcext:value-type="float">
            <text:p>325.04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85" calcext:value-type="float">
            <text:p>251.85</text:p>
          </table:table-cell>
          <table:table-cell office:value-type="float" office:value="278.11" calcext:value-type="float">
            <text:p>278.1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012.92" calcext:value-type="float">
            <text:p>1012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0h</text:p>
          </table:table-cell>
          <table:table-cell table:formula="of:=([.E12]+[.F12]+[.G12])/3" office:value-type="float" office:value="122.94" calcext:value-type="float">
            <text:p>122.94</text:p>
          </table:table-cell>
          <table:table-cell table:formula="of:=([.H12]+[.I12]+[.J12])/3" office:value-type="float" office:value="123.103333333333" calcext:value-type="float">
            <text:p>123.10</text:p>
          </table:table-cell>
          <table:table-cell table:formula="of:=([.K12]+[.L12]+[.M12])/3" office:value-type="float" office:value="422.373333333333" calcext:value-type="float">
            <text:p>422.3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69" calcext:value-type="float">
            <text:p>123.69</text:p>
          </table:table-cell>
          <table:table-cell office:value-type="float" office:value="637.11" calcext:value-type="float">
            <text:p>637.11</text:p>
          </table:table-cell>
          <table:table-cell office:value-type="float" office:value="506.32" calcext:value-type="float">
            <text:p>506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1h</text:p>
          </table:table-cell>
          <table:table-cell table:formula="of:=([.E13]+[.F13]+[.G13])/3" office:value-type="float" office:value="118.04" calcext:value-type="float">
            <text:p>118.04</text:p>
          </table:table-cell>
          <table:table-cell table:formula="of:=([.H13]+[.I13]+[.J13])/3" office:value-type="float" office:value="119.63" calcext:value-type="float">
            <text:p>119.63</text:p>
          </table:table-cell>
          <table:table-cell table:formula="of:=([.K13]+[.L13]+[.M13])/3" office:value-type="float" office:value="119.806666666667" calcext:value-type="float">
            <text:p>119.81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20.28" calcext:value-type="float">
            <text:p>120.28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9.01" calcext:value-type="float">
            <text:p>119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2h</text:p>
          </table:table-cell>
          <table:table-cell table:formula="of:=([.E14]+[.F14]+[.G14])/3" office:value-type="float" office:value="118.9" calcext:value-type="float">
            <text:p>118.90</text:p>
          </table:table-cell>
          <table:table-cell table:formula="of:=([.H14]+[.I14]+[.J14])/3" office:value-type="float" office:value="120.3" calcext:value-type="float">
            <text:p>120.30</text:p>
          </table:table-cell>
          <table:table-cell table:formula="of:=([.K14]+[.L14]+[.M14])/3" office:value-type="float" office:value="120.44" calcext:value-type="float">
            <text:p>120.44</text:p>
          </table:table-cell>
          <table:table-cell office:value-type="float" office:value="117.41" calcext:value-type="float">
            <text:p>117.41</text:p>
          </table:table-cell>
          <table:table-cell office:value-type="float" office:value="120.27" calcext:value-type="float">
            <text:p>120.2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" calcext:value-type="float">
            <text:p>119</text:p>
          </table:table-cell>
          <table:table-cell office:value-type="float" office:value="121.1" calcext:value-type="float">
            <text:p>121.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3h</text:p>
          </table:table-cell>
          <table:table-cell table:formula="of:=([.E15]+[.F15]+[.G15])/3" office:value-type="float" office:value="119.353333333333" calcext:value-type="float">
            <text:p>119.35</text:p>
          </table:table-cell>
          <table:table-cell table:formula="of:=([.H15]+[.I15]+[.J15])/3" office:value-type="float" office:value="117.436666666667" calcext:value-type="float">
            <text:p>117.44</text:p>
          </table:table-cell>
          <table:table-cell table:formula="of:=([.K15]+[.L15]+[.M15])/3" office:value-type="float" office:value="117.146666666667" calcext:value-type="float">
            <text:p>117.15</text:p>
          </table:table-cell>
          <table:table-cell office:value-type="float" office:value="119.28" calcext:value-type="float">
            <text:p>119.28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6.96" calcext:value-type="float">
            <text:p>116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h</text:p>
          </table:table-cell>
          <table:table-cell table:formula="of:=([.E16]+[.F16]+[.G16])/3" office:value-type="float" office:value="122.263333333333" calcext:value-type="float">
            <text:p>122.26</text:p>
          </table:table-cell>
          <table:table-cell table:formula="of:=([.H16]+[.I16]+[.J16])/3" office:value-type="float" office:value="121.246666666667" calcext:value-type="float">
            <text:p>121.25</text:p>
          </table:table-cell>
          <table:table-cell table:formula="of:=([.K16]+[.L16]+[.M16])/3" office:value-type="float" office:value="120.713333333333" calcext:value-type="float">
            <text:p>120.71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2.8" calcext:value-type="float">
            <text:p>122.8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72" calcext:value-type="float">
            <text:p>122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h</text:p>
          </table:table-cell>
          <table:table-cell table:formula="of:=([.E17]+[.F17]+[.G17])/3" office:value-type="float" office:value="126.023333333333" calcext:value-type="float">
            <text:p>126.02</text:p>
          </table:table-cell>
          <table:table-cell table:formula="of:=([.H17]+[.I17]+[.J17])/3" office:value-type="float" office:value="126.376666666667" calcext:value-type="float">
            <text:p>126.38</text:p>
          </table:table-cell>
          <table:table-cell table:formula="of:=([.K17]+[.L17]+[.M17])/3" office:value-type="float" office:value="125.023333333333" calcext:value-type="float">
            <text:p>125.02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5.66" calcext:value-type="float">
            <text:p>125.66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4.36" calcext:value-type="float">
            <text:p>124.3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6h</text:p>
          </table:table-cell>
          <table:table-cell table:formula="of:=([.E18]+[.F18]+[.G18])/3" office:value-type="float" office:value="173.79" calcext:value-type="float">
            <text:p>173.79</text:p>
          </table:table-cell>
          <table:table-cell table:formula="of:=([.H18]+[.I18]+[.J18])/3" office:value-type="float" office:value="161.833333333333" calcext:value-type="float">
            <text:p>161.83</text:p>
          </table:table-cell>
          <table:table-cell table:formula="of:=([.K18]+[.L18]+[.M18])/3" office:value-type="float" office:value="170.85" calcext:value-type="float">
            <text:p>170.85</text:p>
          </table:table-cell>
          <table:table-cell office:value-type="float" office:value="182.11" calcext:value-type="float">
            <text:p>182.11</text:p>
          </table:table-cell>
          <table:table-cell office:value-type="float" office:value="157.1" calcext:value-type="float">
            <text:p>157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51.4" calcext:value-type="float">
            <text:p>151.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63.67" calcext:value-type="float">
            <text:p>163.6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7.53" calcext:value-type="float">
            <text:p>197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7h</text:p>
          </table:table-cell>
          <table:table-cell table:formula="of:=([.E19]+[.F19]+[.G19])/3" office:value-type="float" office:value="221.66" calcext:value-type="float">
            <text:p>221.66</text:p>
          </table:table-cell>
          <table:table-cell table:formula="of:=([.H19]+[.I19]+[.J19])/3" office:value-type="float" office:value="192.973333333333" calcext:value-type="float">
            <text:p>192.97</text:p>
          </table:table-cell>
          <table:table-cell table:formula="of:=([.K19]+[.L19]+[.M19])/3" office:value-type="float" office:value="209.173333333333" calcext:value-type="float">
            <text:p>209.17</text:p>
          </table:table-cell>
          <table:table-cell office:value-type="float" office:value="226.31" calcext:value-type="float">
            <text:p>226.3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97.88" calcext:value-type="float">
            <text:p>197.88</text:p>
          </table:table-cell>
          <table:table-cell office:value-type="float" office:value="196.27" calcext:value-type="float">
            <text:p>196.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5.93" calcext:value-type="float">
            <text:p>275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formula="of:=([.E20]+[.F20]+[.G20])/3" office:value-type="float" office:value="207.016666666667" calcext:value-type="float">
            <text:p>207.02</text:p>
          </table:table-cell>
          <table:table-cell table:formula="of:=([.H20]+[.I20]+[.J20])/3" office:value-type="float" office:value="220.23" calcext:value-type="float">
            <text:p>220.23</text:p>
          </table:table-cell>
          <table:table-cell table:formula="of:=([.K20]+[.L20]+[.M20])/3" office:value-type="float" office:value="224.936666666667" calcext:value-type="float">
            <text:p>224.94</text:p>
          </table:table-cell>
          <table:table-cell office:value-type="float" office:value="242.14" calcext:value-type="float">
            <text:p>242.14</text:p>
          </table:table-cell>
          <table:table-cell office:value-type="float" office:value="173.96" calcext:value-type="float">
            <text:p>173.96</text:p>
          </table:table-cell>
          <table:table-cell office:value-type="float" office:value="204.95" calcext:value-type="float">
            <text:p>204.95</text:p>
          </table:table-cell>
          <table:table-cell office:value-type="float" office:value="264.76" calcext:value-type="float">
            <text:p>264.76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7.19" calcext:value-type="float">
            <text:p>227.19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4.08" calcext:value-type="float">
            <text:p>144.08</text:p>
          </table:table-cell>
          <table:table-cell office:value-type="float" office:value="320.92" calcext:value-type="float">
            <text:p>320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9h</text:p>
          </table:table-cell>
          <table:table-cell table:formula="of:=([.E21]+[.F21]+[.G21])/3" office:value-type="float" office:value="108.22" calcext:value-type="float">
            <text:p>108.22</text:p>
          </table:table-cell>
          <table:table-cell table:formula="of:=([.H21]+[.I21]+[.J21])/3" office:value-type="float" office:value="118.65" calcext:value-type="float">
            <text:p>118.65</text:p>
          </table:table-cell>
          <table:table-cell table:formula="of:=([.K21]+[.L21]+[.M21])/3" office:value-type="float" office:value="118.073333333333" calcext:value-type="float">
            <text:p>118.07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5.82" calcext:value-type="float">
            <text:p>105.82</text:p>
          </table:table-cell>
          <table:table-cell office:value-type="float" office:value="123.64" calcext:value-type="float">
            <text:p>123.6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8.93" calcext:value-type="float">
            <text:p>108.93</text:p>
          </table:table-cell>
          <table:table-cell office:value-type="float" office:value="134.88" calcext:value-type="float">
            <text:p>134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h</text:p>
          </table:table-cell>
          <table:table-cell table:formula="of:=([.E22]+[.F22]+[.G22])/3" office:value-type="float" office:value="113.586666666667" calcext:value-type="float">
            <text:p>113.59</text:p>
          </table:table-cell>
          <table:table-cell table:formula="of:=([.H22]+[.I22]+[.J22])/3" office:value-type="float" office:value="114.513333333333" calcext:value-type="float">
            <text:p>114.51</text:p>
          </table:table-cell>
          <table:table-cell table:formula="of:=([.K22]+[.L22]+[.M22])/3" office:value-type="float" office:value="115.573333333333" calcext:value-type="float">
            <text:p>115.57</text:p>
          </table:table-cell>
          <table:table-cell office:value-type="float" office:value="111.51" calcext:value-type="float">
            <text:p>111.5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7.06" calcext:value-type="float">
            <text:p>117.0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79" calcext:value-type="float">
            <text:p>113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1h</text:p>
          </table:table-cell>
          <table:table-cell table:formula="of:=([.E23]+[.F23]+[.G23])/3" office:value-type="float" office:value="103.746666666667" calcext:value-type="float">
            <text:p>103.75</text:p>
          </table:table-cell>
          <table:table-cell table:formula="of:=([.H23]+[.I23]+[.J23])/3" office:value-type="float" office:value="102.206666666667" calcext:value-type="float">
            <text:p>102.21</text:p>
          </table:table-cell>
          <table:table-cell table:formula="of:=([.K23]+[.L23]+[.M23])/3" office:value-type="float" office:value="101.396666666667" calcext:value-type="float">
            <text:p>101.40</text:p>
          </table:table-cell>
          <table:table-cell office:value-type="float" office:value="105.56" calcext:value-type="float">
            <text:p>105.5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1.71" calcext:value-type="float">
            <text:p>101.71</text:p>
          </table:table-cell>
          <table:table-cell office:value-type="float" office:value="99.52" calcext:value-type="float">
            <text:p>99.52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67" calcext:value-type="float">
            <text:p>99.6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22h</text:p>
          </table:table-cell>
          <table:table-cell table:formula="of:=([.E24]+[.F24]+[.G24])/3" office:value-type="float" office:value="99.89" calcext:value-type="float">
            <text:p>99.89</text:p>
          </table:table-cell>
          <table:table-cell table:formula="of:=([.H24]+[.I24]+[.J24])/3" office:value-type="float" office:value="99.4033333333334" calcext:value-type="float">
            <text:p>99.40</text:p>
          </table:table-cell>
          <table:table-cell table:formula="of:=([.K24]+[.L24]+[.M24])/3" office:value-type="float" office:value="98.9533333333333" calcext:value-type="float">
            <text:p>98.95</text:p>
          </table:table-cell>
          <table:table-cell office:value-type="float" office:value="101" calcext:value-type="float">
            <text:p>101</text:p>
          </table:table-cell>
          <table:table-cell office:value-type="float" office:value="98.47" calcext:value-type="float">
            <text:p>98.47</text:p>
          </table:table-cell>
          <table:table-cell office:value-type="float" office:value="100.2" calcext:value-type="float">
            <text:p>100.2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59" calcext:value-type="float">
            <text:p>100.59</text:p>
          </table:table-cell>
          <table:table-cell office:value-type="float" office:value="99.27" calcext:value-type="float">
            <text:p>99.27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2" calcext:value-type="float">
            <text:p>9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3h</text:p>
          </table:table-cell>
          <table:table-cell table:formula="of:=([.E25]+[.F25]+[.G25])/3" office:value-type="float" office:value="89.0466666666667" calcext:value-type="float">
            <text:p>89.05</text:p>
          </table:table-cell>
          <table:table-cell table:formula="of:=([.H25]+[.I25]+[.J25])/3" office:value-type="float" office:value="92.0166666666666" calcext:value-type="float">
            <text:p>92.02</text:p>
          </table:table-cell>
          <table:table-cell table:formula="of:=([.K25]+[.L25]+[.M25])/3" office:value-type="float" office:value="88.34" calcext:value-type="float">
            <text:p>88.34</text:p>
          </table:table-cell>
          <table:table-cell office:value-type="float" office:value="87.61" calcext:value-type="float">
            <text:p>87.61</text:p>
          </table:table-cell>
          <table:table-cell office:value-type="float" office:value="89.53" calcext:value-type="float">
            <text:p>89.53</text:p>
          </table:table-cell>
          <table:table-cell office:value-type="float" office:value="90" calcext:value-type="float">
            <text:p>90</text:p>
          </table:table-cell>
          <table:table-cell office:value-type="float" office:value="89.86" calcext:value-type="float">
            <text:p>89.86</text:p>
          </table:table-cell>
          <table:table-cell office:value-type="float" office:value="94.72" calcext:value-type="float">
            <text:p>94.72</text:p>
          </table:table-cell>
          <table:table-cell office:value-type="float" office:value="91.47" calcext:value-type="float">
            <text:p>91.47</text:p>
          </table:table-cell>
          <table:table-cell office:value-type="float" office:value="90.44" calcext:value-type="float">
            <text:p>90.44</text:p>
          </table:table-cell>
          <table:table-cell office:value-type="float" office:value="86.46" calcext:value-type="float">
            <text:p>86.46</text:p>
          </table:table-cell>
          <table:table-cell office:value-type="float" office:value="88.12" calcext:value-type="float">
            <text:p>88.12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02:52.982500709</meta:creation-date>
    <dc:date>2018-11-29T11:58:00.121872940</dc:date>
    <meta:editing-duration>PT4M30S</meta:editing-duration>
    <meta:editing-cycles>2</meta:editing-cycles>
    <meta:generator>LibreOffice/5.1.6.2$Linux_X86_64 LibreOffice_project/10m0$Build-2</meta:generator>
    <meta:document-statistic meta:table-count="1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Temps moyen d'un trajet</text:p>
        </chart:title>
        <chart:legend chart:legend-position="end" svg:x="13.375cm" svg:y="3.715cm" style:legend-expansion="high" chart:style-name="ch3"/>
        <chart:plot-area chart:style-name="ch4" table:cell-range-address="Sheet1.A2:Sheet1.D25" chart:data-source-has-labels="both" svg:x="1.314cm" svg:y="1.301cm" svg:width="11.741cm" svg:height="6.555cm">
          <chartooo:coordinate-region svg:x="2.729cm" svg:y="1.442cm" svg:width="10.326cm" svg:height="5.385cm"/>
          <chart:axis chart:dimension="x" chart:name="primary-x" chart:style-name="ch5" chartooo:axis-type="auto">
            <chartooo:date-scale/>
            <chart:title svg:x="6.598cm" svg:y="8.037cm" chart:style-name="ch6">
              <text:p>Heures</text:p>
            </chart:title>
            <chart:categories table:cell-range-address="Sheet1.A2:Sheet1.A25"/>
          </chart:axis>
          <chart:axis chart:dimension="y" chart:name="primary-y" chart:style-name="ch7">
            <chart:title svg:x="0.451cm" svg:y="5.941cm" chart:style-name="ch8">
              <text:p>Durée (secondes)</text:p>
            </chart:title>
            <chart:grid chart:style-name="ch9" chart:class="major"/>
          </chart:axis>
          <chart:series chart:style-name="ch10" chart:values-cell-range-address="Sheet1.B2:Sheet1.B25" loext:label-string="&quot;Normal&quot;" chart:class="chart:bar">
            <chart:data-point chart:repeated="24"/>
          </chart:series>
          <chart:series chart:style-name="ch11" chart:values-cell-range-address="Sheet1.C2:Sheet1.C25" loext:label-string="&quot;Report min&quot;" chart:class="chart:bar">
            <chart:data-point chart:repeated="24"/>
          </chart:series>
          <chart:series chart:style-name="ch12" chart:values-cell-range-address="Sheet1.D2:Sheet1.D25" loext:label-string="&quot;Report max&quot;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Report min</text:p>
              </table:table-cell>
              <table:table-cell office:value-type="string">
                <text:p>Report max</text:p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Sheet1.A2:Sheet1.A25</svg:desc>
                </draw:g>
              </table:table-cell>
              <table:table-cell office:value-type="float" office:value="97.1533333333333">
                <text:p>97.1533333333333</text:p>
                <draw:g>
                  <svg:desc>Sheet1.B2:Sheet1.B25</svg:desc>
                </draw:g>
              </table:table-cell>
              <table:table-cell office:value-type="float" office:value="97.7666666666667">
                <text:p>97.7666666666667</text:p>
                <draw:g>
                  <svg:desc>Sheet1.C2:Sheet1.C25</svg:desc>
                </draw:g>
              </table:table-cell>
              <table:table-cell office:value-type="float" office:value="102.14">
                <text:p>102.14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98.3233333333333">
                <text:p>98.3233333333333</text:p>
              </table:table-cell>
              <table:table-cell office:value-type="float" office:value="97.1566666666667">
                <text:p>97.1566666666667</text:p>
              </table:table-cell>
              <table:table-cell office:value-type="float" office:value="99.9666666666667">
                <text:p>99.9666666666667</text:p>
              </table:table-cell>
            </table:table-row>
            <table:table-row>
              <table:table-cell office:value-type="string">
                <text:p>2h</text:p>
              </table:table-cell>
              <table:table-cell office:value-type="float" office:value="95.0366666666667">
                <text:p>95.0366666666667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99.6766666666667">
                <text:p>99.6766666666667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99.96">
                <text:p>99.96</text:p>
              </table:table-cell>
              <table:table-cell office:value-type="float" office:value="103.97">
                <text:p>103.97</text:p>
              </table:table-cell>
              <table:table-cell office:value-type="float" office:value="105.363333333333">
                <text:p>105.363333333333</text:p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118.413333333333">
                <text:p>118.413333333333</text:p>
              </table:table-cell>
              <table:table-cell office:value-type="float" office:value="118.03">
                <text:p>118.03</text:p>
              </table:table-cell>
              <table:table-cell office:value-type="float" office:value="120.356666666667">
                <text:p>120.356666666667</text:p>
              </table:table-cell>
            </table:table-row>
            <table:table-row>
              <table:table-cell office:value-type="string">
                <text:p>5h</text:p>
              </table:table-cell>
              <table:table-cell office:value-type="float" office:value="130.846666666667">
                <text:p>130.846666666667</text:p>
              </table:table-cell>
              <table:table-cell office:value-type="float" office:value="128.346666666667">
                <text:p>128.346666666667</text:p>
              </table:table-cell>
              <table:table-cell office:value-type="float" office:value="126.726666666667">
                <text:p>126.726666666667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27.3">
                <text:p>127.3</text:p>
              </table:table-cell>
              <table:table-cell office:value-type="float" office:value="128.176666666667">
                <text:p>128.176666666667</text:p>
              </table:table-cell>
              <table:table-cell office:value-type="float" office:value="127.166666666667">
                <text:p>127.166666666667</text:p>
              </table:table-cell>
            </table:table-row>
            <table:table-row>
              <table:table-cell office:value-type="string">
                <text:p>7h</text:p>
              </table:table-cell>
              <table:table-cell office:value-type="float" office:value="218.85">
                <text:p>218.85</text:p>
              </table:table-cell>
              <table:table-cell office:value-type="float" office:value="199.973333333333">
                <text:p>199.973333333333</text:p>
              </table:table-cell>
              <table:table-cell office:value-type="float" office:value="209.313333333333">
                <text:p>209.313333333333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369.823333333333">
                <text:p>369.823333333333</text:p>
              </table:table-cell>
              <table:table-cell office:value-type="float" office:value="308.06">
                <text:p>308.06</text:p>
              </table:table-cell>
              <table:table-cell office:value-type="float" office:value="310.256666666667">
                <text:p>310.256666666667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348.52">
                <text:p>348.52</text:p>
              </table:table-cell>
              <table:table-cell office:value-type="float" office:value="277.21">
                <text:p>277.21</text:p>
              </table:table-cell>
              <table:table-cell office:value-type="float" office:value="771.246666666667">
                <text:p>771.24666666666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22.94">
                <text:p>122.94</text:p>
              </table:table-cell>
              <table:table-cell office:value-type="float" office:value="123.103333333333">
                <text:p>123.103333333333</text:p>
              </table:table-cell>
              <table:table-cell office:value-type="float" office:value="422.373333333333">
                <text:p>422.373333333333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8.04">
                <text:p>118.04</text:p>
              </table:table-cell>
              <table:table-cell office:value-type="float" office:value="119.63">
                <text:p>119.63</text:p>
              </table:table-cell>
              <table:table-cell office:value-type="float" office:value="119.806666666667">
                <text:p>119.80666666666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18.9">
                <text:p>118.9</text:p>
              </table:table-cell>
              <table:table-cell office:value-type="float" office:value="120.3">
                <text:p>120.3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9.353333333333">
                <text:p>119.353333333333</text:p>
              </table:table-cell>
              <table:table-cell office:value-type="float" office:value="117.436666666667">
                <text:p>117.436666666667</text:p>
              </table:table-cell>
              <table:table-cell office:value-type="float" office:value="117.146666666667">
                <text:p>117.146666666667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2.263333333333">
                <text:p>122.263333333333</text:p>
              </table:table-cell>
              <table:table-cell office:value-type="float" office:value="121.246666666667">
                <text:p>121.246666666667</text:p>
              </table:table-cell>
              <table:table-cell office:value-type="float" office:value="120.713333333333">
                <text:p>120.713333333333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23333333333">
                <text:p>126.023333333333</text:p>
              </table:table-cell>
              <table:table-cell office:value-type="float" office:value="126.376666666667">
                <text:p>126.376666666667</text:p>
              </table:table-cell>
              <table:table-cell office:value-type="float" office:value="125.023333333333">
                <text:p>125.023333333333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73.79">
                <text:p>173.79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21.66">
                <text:p>221.66</text:p>
              </table:table-cell>
              <table:table-cell office:value-type="float" office:value="192.973333333333">
                <text:p>192.973333333333</text:p>
              </table:table-cell>
              <table:table-cell office:value-type="float" office:value="209.173333333333">
                <text:p>209.173333333333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207.016666666667">
                <text:p>207.016666666667</text:p>
              </table:table-cell>
              <table:table-cell office:value-type="float" office:value="220.23">
                <text:p>220.23</text:p>
              </table:table-cell>
              <table:table-cell office:value-type="float" office:value="224.936666666667">
                <text:p>224.936666666667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08.22">
                <text:p>108.22</text:p>
              </table:table-cell>
              <table:table-cell office:value-type="float" office:value="118.65">
                <text:p>118.65</text:p>
              </table:table-cell>
              <table:table-cell office:value-type="float" office:value="118.073333333333">
                <text:p>118.073333333333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3.586666666667">
                <text:p>113.586666666667</text:p>
              </table:table-cell>
              <table:table-cell office:value-type="float" office:value="114.513333333333">
                <text:p>114.513333333333</text:p>
              </table:table-cell>
              <table:table-cell office:value-type="float" office:value="115.573333333333">
                <text:p>115.573333333333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3.746666666667">
                <text:p>103.746666666667</text:p>
              </table:table-cell>
              <table:table-cell office:value-type="float" office:value="102.206666666667">
                <text:p>102.206666666667</text:p>
              </table:table-cell>
              <table:table-cell office:value-type="float" office:value="101.396666666667">
                <text:p>101.396666666667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99.89">
                <text:p>99.89</text:p>
              </table:table-cell>
              <table:table-cell office:value-type="float" office:value="99.4033333333334">
                <text:p>99.4033333333334</text:p>
              </table:table-cell>
              <table:table-cell office:value-type="float" office:value="98.9533333333333">
                <text:p>98.9533333333333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89.0466666666667">
                <text:p>89.0466666666667</text:p>
              </table:table-cell>
              <table:table-cell office:value-type="float" office:value="92.0166666666666">
                <text:p>92.0166666666666</text:p>
              </table:table-cell>
              <table:table-cell office:value-type="float" office:value="88.34">
                <text:p>88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